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7e5b" officeooo:paragraph-rsid="001a7e5b"/>
    </style:style>
    <style:style style:name="P2" style:family="paragraph" style:parent-style-name="Standard">
      <style:text-properties officeooo:rsid="001c18a3" officeooo:paragraph-rsid="001c18a3"/>
    </style:style>
    <style:style style:name="P3" style:family="paragraph" style:parent-style-name="Standard">
      <style:text-properties officeooo:rsid="001f6610" officeooo:paragraph-rsid="001dc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p text:style-name="P2">task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09:21.969064706</meta:creation-date>
    <dc:date>2019-08-05T16:41:06.189975168</dc:date>
    <meta:editing-duration>PT5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0" meta:non-whitespace-character-count="10"/>
  </office:meta>
</office:document-meta>
</file>